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2">
      <style:table-cell-properties fo:background-color="#ff0000"/>
    </style:style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ce4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O</text:p>
          </table:table-cell>
          <table:table-cell table:number-columns-repeated="18"/>
          <table:table-cell table:style-name="Default" table:number-columns-repeated="8"/>
          <table:table-cell table:number-columns-repeated="19"/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15.9994" calcext:value-type="float">
            <text:p>15.9994</text:p>
          </table:table-cell>
          <table:table-cell table:formula="of:=[.A2]+[.B2]" office:value-type="float" office:value="71.8494" calcext:value-type="float">
            <text:p>71.8494</text:p>
          </table:table-cell>
          <table:table-cell table:number-columns-repeated="18"/>
          <table:table-cell table:style-name="Default" table:number-columns-repeated="8"/>
          <table:table-cell table:number-columns-repeated="19"/>
        </table:table-row>
        <table:table-row table:style-name="ro1">
          <table:table-cell table:style-name="ce1" office:value-type="string" calcext:value-type="string">
            <text:p>WARNING, NOT SUPERCRITICAL</text:p>
          </table:table-cell>
          <table:table-cell table:style-name="ce1" table:number-columns-repeated="4"/>
          <table:table-cell table:style-name="ce1" office:value-type="string" calcext:value-type="string">
            <text:p>Liquid</text:p>
          </table:table-cell>
          <table:table-cell table:style-name="ce1" table:number-columns-repeated="19"/>
          <table:table-cell table:style-name="ce1" office:value-type="string" calcext:value-type="string">
            <text:p>Metal mol%</text:p>
          </table:table-cell>
          <table:table-cell table:style-name="ce1" table:number-columns-repeated="3"/>
          <table:table-cell table:number-columns-repeated="19"/>
        </table:table-row>
        <table:table-row table:style-name="ro1">
          <table:table-cell table:style-name="ce1"/>
          <table:table-cell table:style-name="ce1" office:value-type="string" calcext:value-type="string">
            <text:p>P (GPa)</text:p>
          </table:table-cell>
          <table:table-cell table:style-name="ce1" office:value-type="string" calcext:value-type="string">
            <text:p>T (K)</text:p>
          </table:table-cell>
          <table:table-cell table:style-name="ce1" office:value-type="string" calcext:value-type="string">
            <text:p>T err</text:p>
          </table:table-cell>
          <table:table-cell table:style-name="ce1"/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err</text:p>
          </table:table-cell>
          <table:table-cell table:style-name="ce1"/>
          <table:table-cell table:style-name="ce1" table:formula="of:=[.F4]" office:value-type="string" office:string-value="Fe" calcext:value-type="string">
            <text:p>Fe</text:p>
          </table:table-cell>
          <table:table-cell table:style-name="ce1" table:formula="of:=[.G4]" office:value-type="string" office:string-value="err" calcext:value-type="string">
            <text:p>err</text:p>
          </table:table-cell>
          <table:table-cell table:style-name="ce1" table:formula="of:=[.H4]" office:value-type="string" office:string-value="FeO" calcext:value-type="string">
            <text:p>FeO</text:p>
          </table:table-cell>
          <table:table-cell table:style-name="ce1" table:formula="of:=[.I4]" office:value-type="string" office:string-value="err" calcext:value-type="string">
            <text:p>err</text:p>
          </table:table-cell>
          <table:table-cell table:style-name="ce1"/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err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err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Ringwood+Hibberson(1990)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1670+273" office:value-type="float" office:value="1943" calcext:value-type="float">
            <text:p>194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100-[.H5]" office:value-type="float" office:value="90" calcext:value-type="float">
            <text:p>90</text:p>
          </table:table-cell>
          <table:table-cell table:style-name="ce1" table:formula="of:=[.I5]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F5]/[.A2]" office:value-type="float" office:value="1.61145926589078" calcext:value-type="float">
            <text:p>1.6114592659</text:p>
          </table:table-cell>
          <table:table-cell table:style-name="ce1" table:formula="of:=[.G5]/[.A2]" office:value-type="float" office:value="0.035810205908684" calcext:value-type="float">
            <text:p>0.0358102059</text:p>
          </table:table-cell>
          <table:table-cell table:style-name="ce1" table:formula="of:=[.H5]/[.C2]" office:value-type="float" office:value="0.139180007070344" calcext:value-type="float">
            <text:p>0.1391800071</text:p>
          </table:table-cell>
          <table:table-cell table:style-name="ce1" table:formula="of:=[.I5]/[.C2]" office:value-type="float" office:value="0.0278360014140689" calcext:value-type="float">
            <text:p>0.0278360014</text:p>
          </table:table-cell>
          <table:table-cell table:style-name="ce1"/>
          <table:table-cell table:style-name="ce1" table:formula="of:=[.K5]" office:value-type="float" office:value="1.61145926589078" calcext:value-type="float">
            <text:p>1.6114592659</text:p>
          </table:table-cell>
          <table:table-cell table:style-name="ce1" table:formula="of:=[.L5]" office:value-type="float" office:value="0.035810205908684" calcext:value-type="float">
            <text:p>0.0358102059</text:p>
          </table:table-cell>
          <table:table-cell table:style-name="ce1" table:formula="of:=[.M5]" office:value-type="float" office:value="0.139180007070344" calcext:value-type="float">
            <text:p>0.1391800071</text:p>
          </table:table-cell>
          <table:table-cell table:style-name="ce1" table:formula="of:=[.N5]" office:value-type="float" office:value="0.0278360014140689" calcext:value-type="float">
            <text:p>0.0278360014</text:p>
          </table:table-cell>
          <table:table-cell table:style-name="ce1" table:formula="of:=[.P5]+[.R5]" office:value-type="float" office:value="1.75063927296112" calcext:value-type="float">
            <text:p>1.750639273</text:p>
          </table:table-cell>
          <table:table-cell table:style-name="ce1" table:number-columns-repeated="2"/>
          <table:table-cell table:style-name="ce1" table:formula="of:=[.B5]" office:value-type="float" office:value="16" calcext:value-type="float">
            <text:p>16</text:p>
          </table:table-cell>
          <table:table-cell table:style-name="ce1" table:formula="of:=[.C5]" office:value-type="float" office:value="1943" calcext:value-type="float">
            <text:p>1943</text:p>
          </table:table-cell>
          <table:table-cell table:style-name="ce1" table:formula="of:=[.D5]" office:value-type="float" office:value="20" calcext:value-type="float">
            <text:p>20</text:p>
          </table:table-cell>
          <table:table-cell table:style-name="ce3" table:formula="of:=[.R5]/[.T5]*100" office:value-type="float" office:value="7.95023904810087" calcext:value-type="float">
            <text:p>8.0</text:p>
          </table:table-cell>
          <table:table-cell table:style-name="ce3" table:formula="of:=[.S5]/[.T5]*100" office:value-type="float" office:value="1.59004780962017" calcext:value-type="float">
            <text:p>1.6</text:p>
          </table:table-cell>
          <table:table-cell table:style-name="ce3" table:formula="of:=[.P5]/[.T5]*100" office:value-type="float" office:value="92.0497609518991" calcext:value-type="float">
            <text:p>92.0</text:p>
          </table:table-cell>
          <table:table-cell table:style-name="ce3" table:formula="of:=[.Q5]/[.T5]*100" office:value-type="float" office:value="2.04555024337554" calcext:value-type="float">
            <text:p>2.0</text:p>
          </table:table-cell>
          <table:table-cell table:number-columns-repeated="19"/>
        </table:table-row>
        <table:table-row table:style-name="ro1">
          <table:table-cell table:number-columns-repeated="25"/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Liquid</text:p>
          </table:table-cell>
          <table:table-cell table:number-columns-repeated="15"/>
          <table:table-cell table:style-name="Default" table:number-columns-repeated="4"/>
          <table:table-cell table:style-name="Default" office:value-type="string" calcext:value-type="string">
            <text:p>Metal mol%</text:p>
          </table:table-cell>
          <table:table-cell table:style-name="Default" table:number-columns-repeated="3"/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r</text:p>
          </table:table-cell>
          <table:table-cell/>
          <table:table-cell table:formula="of:=[.F8]" office:value-type="string" office:string-value="Fe" calcext:value-type="string">
            <text:p>Fe</text:p>
          </table:table-cell>
          <table:table-cell table:formula="of:=[.G8]" office:value-type="string" office:string-value="err" calcext:value-type="string">
            <text:p>err</text:p>
          </table:table-cell>
          <table:table-cell table:formula="of:=[.H8]" office:value-type="string" office:string-value="O" calcext:value-type="string">
            <text:p>O</text:p>
          </table:table-cell>
          <table:table-cell table:formula="of:=[.I8]" office:value-type="string" office:string-value="err" calcext:value-type="string">
            <text:p>err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rr</text:p>
          </table:table-cell>
          <table:table-cell table:style-name="ce2" office:value-type="string" calcext:value-type="string">
            <text:p>FeO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er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P1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100-[.H9]" office:value-type="float" office:value="91.45" calcext:value-type="float">
            <text:p>91.45</text:p>
          </table:table-cell>
          <table:table-cell table:formula="of:=[.I9]" office:value-type="float" office:value="2" calcext:value-type="float">
            <text:p>2</text:p>
          </table:table-cell>
          <table:table-cell table:formula="of:=(7.6+9.5)/2" office:value-type="float" office:value="8.55" calcext:value-type="float">
            <text:p>8.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9]/[.$A$2]" office:value-type="float" office:value="1.63742166517457" calcext:value-type="float">
            <text:p>1.6374216652</text:p>
          </table:table-cell>
          <table:table-cell table:formula="of:=[.G9]/[.$A$2]" office:value-type="float" office:value="0.035810205908684" calcext:value-type="float">
            <text:p>0.0358102059</text:p>
          </table:table-cell>
          <table:table-cell table:formula="of:=[.H9]/[.$B$2]" office:value-type="float" office:value="0.534395039813993" calcext:value-type="float">
            <text:p>0.5343950398</text:p>
          </table:table-cell>
          <table:table-cell table:formula="of:=[.I9]/[.$B$2]" office:value-type="float" office:value="0.125004687675788" calcext:value-type="float">
            <text:p>0.1250046877</text:p>
          </table:table-cell>
          <table:table-cell/>
          <table:table-cell table:formula="of:=[.K9]-[.M9]" office:value-type="float" office:value="1.10302662536058" calcext:value-type="float">
            <text:p>1.1030266254</text:p>
          </table:table-cell>
          <table:table-cell table:formula="of:=SQRT([.L9]^2+[.N9]^2)" office:value-type="float" office:value="0.130032852726315" calcext:value-type="float">
            <text:p>0.1300328527</text:p>
          </table:table-cell>
          <table:table-cell table:formula="of:=[.M9]" office:value-type="float" office:value="0.534395039813993" calcext:value-type="float">
            <text:p>0.5343950398</text:p>
          </table:table-cell>
          <table:table-cell table:formula="of:=[.N9]" office:value-type="float" office:value="0.125004687675788" calcext:value-type="float">
            <text:p>0.1250046877</text:p>
          </table:table-cell>
          <table:table-cell table:formula="of:=[.P9]+[.R9]" office:value-type="float" office:value="1.63742166517457" calcext:value-type="float">
            <text:p>1.6374216652</text:p>
          </table:table-cell>
          <table:table-cell/>
          <table:table-cell table:formula="of:=[.A9]" office:value-type="string" office:string-value="EXP1" calcext:value-type="string">
            <text:p>EXP1</text:p>
          </table:table-cell>
          <table:table-cell table:formula="of:=[.B9]" office:value-type="float" office:value="50" calcext:value-type="float">
            <text:p>50</text:p>
          </table:table-cell>
          <table:table-cell table:formula="of:=[.C9]" office:value-type="float" office:value="2500" calcext:value-type="float">
            <text:p>2500</text:p>
          </table:table-cell>
          <table:table-cell table:formula="of:=[.D9]" office:value-type="float" office:value="150" calcext:value-type="float">
            <text:p>150</text:p>
          </table:table-cell>
          <table:table-cell table:formula="of:=[.R9]/[.T9]*100" office:value-type="float" office:value="32.6363728525003" calcext:value-type="float">
            <text:p>32.6</text:p>
          </table:table-cell>
          <table:table-cell table:formula="of:=[.S9]/[.T9]*100" office:value-type="float" office:value="7.63423926374276" calcext:value-type="float">
            <text:p>7.6</text:p>
          </table:table-cell>
          <table:table-cell table:formula="of:=[.P9]/[.T9]*100" office:value-type="float" office:value="67.3636271474997" calcext:value-type="float">
            <text:p>67.4</text:p>
          </table:table-cell>
          <table:table-cell table:formula="of:=[.Q9]/[.T9]*100" office:value-type="float" office:value="7.94131746830477" calcext:value-type="float">
            <text:p>7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93" calcext:value-type="float">
            <text:p>93</text:p>
          </table:table-cell>
          <table:table-cell office:value-type="float" office:value="3040" calcext:value-type="float">
            <text:p>304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100-[.H10]" office:value-type="float" office:value="88.9" calcext:value-type="float">
            <text:p>88.9</text:p>
          </table:table-cell>
          <table:table-cell table:formula="of:=[.I10]"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/[.$A$2]" office:value-type="float" office:value="1.591763652641" calcext:value-type="float">
            <text:p>1.5917636526</text:p>
          </table:table-cell>
          <table:table-cell table:formula="of:=[.G10]/[.$A$2]" office:value-type="float" office:value="0.017905102954342" calcext:value-type="float">
            <text:p>0.017905103</text:p>
          </table:table-cell>
          <table:table-cell table:formula="of:=[.H10]/[.$B$2]" office:value-type="float" office:value="0.693776016600623" calcext:value-type="float">
            <text:p>0.6937760166</text:p>
          </table:table-cell>
          <table:table-cell table:formula="of:=[.I10]/[.$B$2]" office:value-type="float" office:value="0.0625023438378939" calcext:value-type="float">
            <text:p>0.0625023438</text:p>
          </table:table-cell>
          <table:table-cell/>
          <table:table-cell table:formula="of:=[.K10]-[.M10]" office:value-type="float" office:value="0.89798763604038" calcext:value-type="float">
            <text:p>0.897987636</text:p>
          </table:table-cell>
          <table:table-cell table:formula="of:=SQRT([.L10]^2+[.N10]^2)" office:value-type="float" office:value="0.0650164263631577" calcext:value-type="float">
            <text:p>0.0650164264</text:p>
          </table:table-cell>
          <table:table-cell table:formula="of:=[.M10]" office:value-type="float" office:value="0.693776016600623" calcext:value-type="float">
            <text:p>0.6937760166</text:p>
          </table:table-cell>
          <table:table-cell table:formula="of:=[.N10]" office:value-type="float" office:value="0.0625023438378939" calcext:value-type="float">
            <text:p>0.0625023438</text:p>
          </table:table-cell>
          <table:table-cell table:formula="of:=[.P10]+[.R10]" office:value-type="float" office:value="1.591763652641" calcext:value-type="float">
            <text:p>1.5917636526</text:p>
          </table:table-cell>
          <table:table-cell/>
          <table:table-cell table:formula="of:=[.A10]" office:value-type="string" office:string-value="EXP2" calcext:value-type="string">
            <text:p>EXP2</text:p>
          </table:table-cell>
          <table:table-cell table:formula="of:=[.B10]" office:value-type="float" office:value="93" calcext:value-type="float">
            <text:p>93</text:p>
          </table:table-cell>
          <table:table-cell table:formula="of:=[.C10]" office:value-type="float" office:value="3040" calcext:value-type="float">
            <text:p>3040</text:p>
          </table:table-cell>
          <table:table-cell table:formula="of:=[.D10]" office:value-type="float" office:value="200" calcext:value-type="float">
            <text:p>200</text:p>
          </table:table-cell>
          <table:table-cell table:formula="of:=[.R10]/[.T10]*100" office:value-type="float" office:value="43.5853661722663" calcext:value-type="float">
            <text:p>43.6</text:p>
          </table:table-cell>
          <table:table-cell table:formula="of:=[.S10]/[.T10]*100" office:value-type="float" office:value="3.92660956506904" calcext:value-type="float">
            <text:p>3.9</text:p>
          </table:table-cell>
          <table:table-cell table:formula="of:=[.P10]/[.T10]*100" office:value-type="float" office:value="56.4146338277337" calcext:value-type="float">
            <text:p>56.4</text:p>
          </table:table-cell>
          <table:table-cell table:formula="of:=[.Q10]/[.T10]*100" office:value-type="float" office:value="4.08455276983392" calcext:value-type="float">
            <text:p>4.1</text:p>
          </table:table-cell>
          <table:table-cell table:number-columns-repeated="9"/>
          <table:table-cell table:style-name="ce4"/>
          <table:table-cell table:number-columns-repeated="5"/>
          <table:table-cell table:style-name="ce4" table:number-columns-repeated="4"/>
        </table:table-row>
        <table:table-row table:style-name="ro1">
          <table:table-cell table:number-columns-repeated="38"/>
          <table:table-cell table:style-name="ce4"/>
          <table:table-cell table:number-columns-repeated="5"/>
          <table:table-cell table:style-name="ce4" table:number-columns-repeated="4"/>
        </table:table-row>
        <table:table-row table:style-name="ro1">
          <table:table-cell table:number-columns-repeated="38"/>
          <table:table-cell table:style-name="ce4"/>
          <table:table-cell table:number-columns-repeated="5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8:20:33.486326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8-04T17:32:21.290032539</meta:creation-date>
    <dc:date>2015-08-04T19:03:13.947185030</dc:date>
    <dc:creator>Bob Myhill</dc:creator>
    <meta:editing-duration>PT35M27S</meta:editing-duration>
    <meta:editing-cycles>3</meta:editing-cycles>
    <meta:generator>LibreOffice/4.4.2.2$Linux_x86 LibreOffice_project/40m0$Build-2</meta:generator>
    <meta:document-statistic meta:table-count="1" meta:cell-count="128" meta:object-count="0"/>
  </office:meta>
</office:document-meta>
</file>